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ug ID: Bug_001</text:span></text:p>
      <text:p text:style-name="P1"><text:span text:style-name="T2"/></text:p>
      <text:p text:style-name="P1"><text:span text:style-name="T2"/></text:p>
      <text:p text:style-name="P1"><text:span text:style-name="T3">URL:http://172.16.10.77/BTES/</text:span></text:p>
      <text:p text:style-name="P1"><text:span text:style-name="T4"/></text:p>
      <text:p text:style-name="P1"><text:span text:style-name="T5">Module/Sub Module: Login/Logout(Username)</text:span></text:p>
      <text:p text:style-name="P1"><text:span text:style-name="T6"/></text:p>
      <text:p text:style-name="P1"><text:span text:style-name="T7">Bug Summary: Username field is accepting less than 6 characters.</text:span></text:p>
      <text:p text:style-name="P1"><text:span text:style-name="T8"/></text:p>
      <text:p text:style-name="P1"><text:span text:style-name="T9">Bug Description: On login page username field is accepting less than 6 chars and able to login to the application. 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>Steps to follow:<text:s/></text:span><text:span text:style-name="T12">1)Launch the application with valid url.</text:span></text:p>
      <text:p text:style-name="P1"><text:span text:style-name="T12">2)Enter username with less than 6 chars(admin).</text:span></text:p>
      <text:p text:style-name="P1"><text:span text:style-name="T12">3)Go to the password field to enter password.</text:span></text:p>
      <text:p text:style-name="P1"><text:span text:style-name="T12">4)click on “Login” button.</text:span></text:p>
      <text:p text:style-name="P1"><text:span text:style-name="T13"/></text:p>
      <text:p text:style-name="P1"><text:span text:style-name="T14">Priority:(P3)/</text:span></text:p>
      <text:p text:style-name="P1"><text:span text:style-name="T15"/></text:p>
      <text:p text:style-name="P1"><text:span text:style-name="T16">Environment: win7/chrome/Firefox</text:span></text:p>
      <text:p text:style-name="P1"><text:span text:style-name="T17"/></text:p>
      <text:p text:style-name="P1"><text:span text:style-name="T18">Actual Result: Username field is accepting less than 6 chars and able to login to the application.</text:span></text:p>
      <text:p text:style-name="P1"><text:span text:style-name="T19"/></text:p>
      <text:p text:style-name="P1"><text:span text:style-name="T20"><text:s/></text:span></text:p>
      <text:p text:style-name="P1"><text:span text:style-name="T21"/></text:p>
      <text:p text:style-name="P1"><text:span text:style-name="T22">Screenshot:-</text:span></text:p>
      <text:p text:style-name="P1"><draw:frame text:anchor-type="as-char" svg:width="175.95mm" svg:height="154.52mm" style:rel-width="scale" style:rel-height="scale"><draw:object-ole xlink:href="OleObj1"/><draw:image xlink:href="ObjectReplacements/OleObj1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Bug ID: Bug_002</text:span></text:p>
      <text:p text:style-name="P1"><text:span text:style-name="T25"/></text:p>
      <text:p text:style-name="P1"><text:span text:style-name="T25"/></text:p>
      <text:p text:style-name="P1"><text:span text:style-name="T26">URL:http://172.16.10.77/BTES/</text:span></text:p>
      <text:p text:style-name="P1"><text:span text:style-name="T27"/></text:p>
      <text:p text:style-name="P1"><text:span text:style-name="T28">Module/Sub Module: Login/Logout(Username)</text:span></text:p>
      <text:p text:style-name="P1"><text:span text:style-name="T29"/></text:p>
      <text:p text:style-name="P1"><text:span text:style-name="T30">Bug Summary: Username field is accepting more than 20 characters.</text:span></text:p>
      <text:p text:style-name="P1"><text:span text:style-name="T31"/></text:p>
      <text:p text:style-name="P1"><text:span text:style-name="T32">Bug Description: On login page username field is accepting more than 20 chars and able to login to the application. </text:span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4">Steps to follow:<text:s/></text:span><text:span text:style-name="T35">1)Launch the application with valid url.</text:span></text:p>
      <text:p text:style-name="P1"><text:span text:style-name="T35">2)Enter username with more than 20 chars(</text:span><text:span text:style-name="T36">abcdefghijklmnopqr12</text:span><text:span text:style-name="T37">3).</text:span></text:p>
      <text:p text:style-name="P1"><text:span text:style-name="T37">3)Go to the password field to enter password.</text:span></text:p>
      <text:p text:style-name="P1"><text:span text:style-name="T37">4)click on “Login” button.</text:span></text:p>
      <text:p text:style-name="P1"><text:span text:style-name="T38"/></text:p>
      <text:p text:style-name="P1"><text:span text:style-name="T39">Priority:(P3)/</text:span></text:p>
      <text:p text:style-name="P1"><text:span text:style-name="T40"/></text:p>
      <text:p text:style-name="P1"><text:span text:style-name="T41">Environment: win7/chrome/Firefox</text:span></text:p>
      <text:p text:style-name="P1"><text:span text:style-name="T42"/></text:p>
      <text:p text:style-name="P1"><text:span text:style-name="T43">Actual Result: Username field is accepting more than 20 chars and able to login to the application.</text:span></text:p>
      <text:p text:style-name="P1"><text:span text:style-name="T44"/></text:p>
      <text:p text:style-name="P1"><text:span text:style-name="T45"><text:s/></text:span></text:p>
      <text:p text:style-name="P1"><text:span text:style-name="T46"/></text:p>
      <text:p text:style-name="P1"><text:span text:style-name="T47">Screenshot:-</text:span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text:span text:style-name="T48"/></text:p>
      <text:p text:style-name="P1"><draw:frame text:anchor-type="as-char" svg:width="175.68mm" svg:height="102.13mm" style:rel-width="scale" style:rel-height="scale"><draw:object-ole xlink:href="OleObj2"/><draw:image xlink:href="ObjectReplacements/OleObj2"/></draw:frame><text:span text:style-name="T48"/></text:p>
      <text:p text:style-name="P1"><text:span text:style-name="T48"/></text:p>
      <text:p text:style-name="P1"><text:span text:style-name="T48"/></text:p>
      <text:p text:style-name="P1"><text:span text:style-name="T49">Bug ID: Bug_003</text:span></text:p>
      <text:p text:style-name="P1"><text:span text:style-name="T50"/></text:p>
      <text:p text:style-name="P1"><text:span text:style-name="T50"/></text:p>
      <text:p text:style-name="P1"><text:span text:style-name="T51">URL:http://172.16.10.77/BTES/</text:span></text:p>
      <text:p text:style-name="P1"><text:span text:style-name="T52"/></text:p>
      <text:p text:style-name="P1"><text:span text:style-name="T53">Module/Sub Module: Login/Logout(Username)</text:span></text:p>
      <text:p text:style-name="P1"><text:span text:style-name="T54"/></text:p>
      <text:p text:style-name="P1"><text:span text:style-name="T55">Bug Summary: Username field is accepti</text:span></text:p>
      <text:p text:style-name="P1"><text:span text:style-name="T55"><text:s/></text:span></text:p>
      <text:p text:style-name="P1"><text:span text:style-name="T56"/></text:p>
      <text:p text:style-name="P1"><text:span text:style-name="T57">Screenshot: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